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LECT EVENTPLANLINE.PLANNO,EVENTPLANLINE.LINENO,RESOURCETBL.RESNAME,EVENTPLANLINE.NUMBERFLD,LOCATION.LOCNAME,</text:span></text:p>
      <text:p text:style-name="P1"><text:span text:style-name="T1">EVENTPLANLINE.TIMESTART,EVENTPLANLINE.TIMEEND</text:span></text:p>
      <text:p text:style-name="P1"><text:span text:style-name="T1">FROM EVENTPLANLINE INNER JOIN EVENTPLAN ON EVENTPLAN.PLANNO = EVENTPLANLINE.PLANNO</text:span></text:p>
      <text:p text:style-name="P1"><text:span text:style-name="T1">INNER JOIN LOCATION ON EVENTPLANLINE.LOCNO = LOCATION.LOCNO</text:span></text:p>
      <text:p text:style-name="P1"><text:span text:style-name="T1">INNER JOIN RESOURCETBL ON EVENTPLANLINE.RESNO = RESOURCETBL.RESNO</text:span></text:p>
      <text:p text:style-name="P1"><text:span text:style-name="T1">WHERE (EVENTPLAN.WORKDATE BETWEEN '01-OCT-2013' AND '31-DEC-2013')</text:span></text:p>
      <text:p text:style-name="P1"><text:span text:style-name="T1">AND EVENTPLAN.ACTIVITY = 'Operation'</text:span></text:p>
      <text:p text:style-name="P1"><text:span text:style-name="T1">AND LOCATION.FACNO IN</text:span></text:p>
      <text:p text:style-name="P1"><text:span text:style-name="T1">(</text:span></text:p>
      <text:p text:style-name="P1"><text:span text:style-name="T1"><text:tab/>SELECT FACNO</text:span></text:p>
      <text:p text:style-name="P1"><text:span text:style-name="T1"><text:tab/>FROM FACILITY</text:span></text:p>
      <text:p text:style-name="P1"><text:span text:style-name="T1"><text:tab/>WHERE FACNAME='Basketball arena'</text:span></text:p>
      <text:p text:style-name="P1"><text:span text:style-name="T1">)</text:span><draw:frame text:anchor-type="as-char" svg:width="186.27mm" svg:height="137.0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